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76cm" fo:min-width="3.264cm"/>
    </style:style>
    <style:style style:name="gr2" style:family="graphic" style:parent-style-name="standard">
      <style:graphic-properties draw:stroke="none" svg:stroke-color="#000000" draw:fill="none" draw:fill-color="#ffffff" fo:min-height="0.816cm"/>
    </style:style>
    <style:style style:name="gr3" style:family="graphic" style:parent-style-name="standard">
      <style:graphic-properties draw:stroke="none" svg:stroke-color="#000000" draw:fill="none" draw:fill-color="#ffffff" fo:min-height="1.215cm"/>
    </style:style>
    <style:style style:name="gr4" style:family="graphic" style:parent-style-name="standard">
      <style:graphic-properties draw:textarea-horizontal-align="justify" draw:textarea-vertical-align="middle" draw:auto-grow-height="false" fo:min-height="0.78cm" fo:min-width="3.02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textarea-horizontal-align="justify" draw:textarea-vertical-align="middle" draw:auto-grow-height="false" fo:min-height="0.78cm" fo:min-width="3.97cm"/>
    </style:style>
    <style:style style:name="gr10" style:family="graphic" style:parent-style-name="standard">
      <style:graphic-properties draw:textarea-horizontal-align="justify" draw:textarea-vertical-align="middle" draw:auto-grow-height="false" fo:min-height="0.78cm" fo:min-width="5.146cm"/>
    </style:style>
    <style:style style:name="gr11" style:family="graphic" style:parent-style-name="standard">
      <style:graphic-properties draw:stroke="none" svg:stroke-color="#000000" draw:fill="none" draw:fill-color="#ffffff" fo:min-height="2.134cm"/>
    </style:style>
    <style:style style:name="gr12" style:family="graphic" style:parent-style-name="standard">
      <style:graphic-properties draw:stroke="none" draw:fill="none" fo:min-height="1.424cm"/>
    </style:style>
    <style:style style:name="gr13" style:family="graphic" style:parent-style-name="standard">
      <style:graphic-properties draw:stroke="none" svg:stroke-color="#000000" draw:fill="none" draw:fill-color="#ffffff" fo:min-height="0.94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1cm" svg:x="12.065cm" svg:y="2.716cm">
          <text:p text:style-name="P1">ma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2" draw:layer="layout" svg:width="3.175cm" svg:height="1.066cm" svg:x="6.969cm" svg:y="3.109cm">
          <draw:text-box>
            <text:p>pBoard</text:p>
          </draw:text-box>
        </draw:frame>
        <draw:frame draw:style-name="gr3" draw:text-style-name="P3" draw:layer="layout" svg:width="8.62cm" svg:height="1.465cm" svg:x="9.787cm" svg:y="1.158cm">
          <draw:text-box>
            <text:p text:style-name="P1"><text:span text:style-name="T1">Sudoku </text:span><text:span text:style-name="T1">Structure</text:span></text:p>
          </draw:text-box>
        </draw:frame>
        <draw:custom-shape draw:style-name="gr4" draw:text-style-name="P1" draw:layer="layout" svg:width="3.81cm" svg:height="1.112cm" svg:x="4.429cm" svg:y="5.349cm">
          <text:p text:style-name="P1">openGam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3.81cm" svg:height="1.112cm" svg:x="12.049cm" svg:y="5.349cm">
          <text:p text:style-name="P1">playGam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3.81cm" svg:height="1.112cm" svg:x="19.542cm" svg:y="5.349cm">
          <text:p text:style-name="P1">saveGam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3.81cm" svg:height="1.112cm" svg:x="1.762cm" svg:y="11.318cm">
          <text:p text:style-name="P1">prompFil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3.81cm" svg:height="1.112cm" svg:x="11.541cm" svg:y="11.287cm">
          <text:p text:style-name="P1">openFil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3.81cm" svg:height="1.112cm" svg:x="12.049cm" svg:y="7.985cm">
          <text:p text:style-name="P1">openGam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" draw:text-style-name="P4" draw:layer="layout" svg:x1="0cm" svg:y1="7.35cm" svg:x2="27.94cm" svg:y2="7.223cm">
          <text:p/>
        </draw:line>
        <draw:line draw:style-name="gr5" draw:text-style-name="P4" draw:layer="layout" svg:x1="0cm" svg:y1="13.573cm" svg:x2="27.94cm" svg:y2="13.573cm">
          <text:p/>
        </draw:line>
        <draw:custom-shape draw:style-name="gr4" draw:text-style-name="P1" draw:layer="layout" svg:width="3.81cm" svg:height="1.112cm" svg:x="1.254cm" svg:y="18.399cm">
          <text:p text:style-name="P1">prompFil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3.81cm" svg:height="1.112cm" svg:x="21.828cm" svg:y="18.43cm">
          <text:p text:style-name="P1">saveBoard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3.81cm" svg:height="1.112cm" svg:x="11.922cm" svg:y="14.589cm">
          <text:p text:style-name="P1">saveGam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6" draw:text-style-name="P4" draw:layer="layout" svg:x1="13.7cm" svg:y1="3.921cm" svg:x2="13.7cm" svg:y2="5.318cm">
          <text:p/>
        </draw:line>
        <draw:frame draw:style-name="gr2" draw:text-style-name="P2" draw:layer="layout" svg:width="3.175cm" svg:height="1.066cm" svg:x="13.954cm" svg:y="3.921cm">
          <draw:text-box>
            <text:p>pBoard</text:p>
          </draw:text-box>
        </draw:frame>
        <draw:line draw:style-name="gr6" draw:text-style-name="P4" draw:layer="layout" svg:x1="16.494cm" svg:y1="3.159cm" svg:x2="21.574cm" svg:y2="5.318cm">
          <text:p/>
        </draw:line>
        <draw:frame draw:style-name="gr2" draw:text-style-name="P2" draw:layer="layout" svg:width="3.175cm" svg:height="1.066cm" svg:x="19.288cm" svg:y="2.905cm">
          <draw:text-box>
            <text:p>pBoard</text:p>
          </draw:text-box>
        </draw:frame>
        <draw:line draw:style-name="gr6" draw:text-style-name="P4" draw:layer="layout" svg:x1="11.668cm" svg:y1="3.54cm" svg:x2="6.715cm" svg:y2="5.191cm">
          <text:p/>
        </draw:line>
        <draw:line draw:style-name="gr6" draw:text-style-name="P4" draw:layer="layout" svg:x1="3.794cm" svg:y1="11.16cm" svg:x2="11.668cm" svg:y2="8.747cm">
          <text:p/>
        </draw:line>
        <draw:frame draw:style-name="gr7" draw:text-style-name="P2" draw:layer="layout" svg:width="3.81cm" svg:height="1.143cm" svg:x="5.445cm" svg:y="8.62cm">
          <draw:text-box>
            <text:p>pFileName</text:p>
          </draw:text-box>
        </draw:frame>
        <draw:line draw:style-name="gr6" draw:text-style-name="P4" draw:layer="layout" svg:x1="12.43cm" svg:y1="9.128cm" svg:x2="12.43cm" svg:y2="11.16cm">
          <text:p/>
        </draw:line>
        <draw:frame draw:style-name="gr7" draw:text-style-name="P2" draw:layer="layout" svg:width="3.81cm" svg:height="1.143cm" svg:x="8.874cm" svg:y="10.398cm">
          <draw:text-box>
            <text:p>pFileName</text:p>
          </draw:text-box>
        </draw:frame>
        <draw:line draw:style-name="gr6" draw:text-style-name="P4" draw:layer="layout" svg:x1="14.843cm" svg:y1="11.287cm" svg:x2="14.843cm" svg:y2="9.128cm">
          <text:p/>
        </draw:line>
        <draw:frame draw:style-name="gr7" draw:text-style-name="P2" draw:layer="layout" svg:width="3.81cm" svg:height="1.143cm" svg:x="14.97cm" svg:y="10.144cm">
          <draw:text-box>
            <text:p>pFile</text:p>
          </draw:text-box>
        </draw:frame>
        <draw:custom-shape draw:style-name="gr4" draw:text-style-name="P1" draw:layer="layout" svg:width="3.81cm" svg:height="1.112cm" svg:x="19.923cm" svg:y="11.287cm">
          <text:p text:style-name="P1">readBoard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6" draw:text-style-name="P4" draw:layer="layout" svg:x1="15.986cm" svg:y1="9.001cm" svg:x2="19.923cm" svg:y2="11.287cm">
          <text:p/>
        </draw:line>
        <draw:frame draw:style-name="gr8" draw:text-style-name="P2" draw:layer="layout" svg:width="3.81cm" svg:height="1.673cm" svg:x="17.129cm" svg:y="8.112cm">
          <draw:text-box>
            <text:p>pFile</text:p>
            <text:p>pBoard</text:p>
          </draw:text-box>
        </draw:frame>
        <draw:line draw:style-name="gr6" draw:text-style-name="P4" draw:layer="layout" svg:x1="2.905cm" svg:y1="18.272cm" svg:x2="11.795cm" svg:y2="15.478cm">
          <text:p/>
        </draw:line>
        <draw:frame draw:style-name="gr7" draw:text-style-name="P2" draw:layer="layout" svg:width="3.81cm" svg:height="1.143cm" svg:x="4.683cm" svg:y="15.859cm">
          <draw:text-box>
            <text:p>pFileName</text:p>
          </draw:text-box>
        </draw:frame>
        <draw:line draw:style-name="gr6" draw:text-style-name="P4" draw:layer="layout" svg:x1="15.859cm" svg:y1="15.351cm" svg:x2="23.479cm" svg:y2="18.272cm">
          <text:p/>
        </draw:line>
        <draw:frame draw:style-name="gr8" draw:text-style-name="P2" draw:layer="layout" svg:width="3.81cm" svg:height="1.673cm" svg:x="19.034cm" svg:y="14.843cm">
          <draw:text-box>
            <text:p>pFileName</text:p>
            <text:p>pBoard</text:p>
          </draw:text-box>
        </draw:frame>
      </draw:page>
      <draw:page draw:name="page2" draw:style-name="dp1" draw:master-page-name="Default">
        <draw:custom-shape draw:style-name="gr4" draw:text-style-name="P1" draw:layer="layout" svg:width="3.81cm" svg:height="1.112cm" svg:x="12.43cm" svg:y="2.397cm">
          <text:p text:style-name="P1">playGam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3.81cm" svg:height="1.112cm" svg:x="1.381cm" svg:y="4.302cm">
          <text:p text:style-name="P1">displayMenu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3.81cm" svg:height="1.112cm" svg:x="1.381cm" svg:y="7.096cm">
          <text:p text:style-name="P1">getChoi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3.81cm" svg:height="1.112cm" svg:x="1.254cm" svg:y="11.191cm">
          <text:p text:style-name="P1">displayBoard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3.81cm" svg:height="1.112cm" svg:x="11.795cm" svg:y="6.111cm">
          <text:p text:style-name="P1">editSquar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draw:layer="layout" svg:width="4.826cm" svg:height="1.112cm" svg:x="19.415cm" svg:y="3.921cm">
          <text:p text:style-name="P1">showPossibles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6" draw:text-style-name="P4" draw:layer="layout" svg:x1="3.286cm" svg:y1="4.302cm" svg:x2="12.43cm" svg:y2="2.778cm">
          <text:p/>
        </draw:line>
        <draw:line draw:style-name="gr6" draw:text-style-name="P4" draw:layer="layout" svg:x1="5.191cm" svg:y1="7.223cm" svg:x2="12.303cm" svg:y2="3.032cm">
          <text:p/>
        </draw:line>
        <draw:frame draw:style-name="gr2" draw:text-style-name="P2" draw:layer="layout" svg:width="3.175cm" svg:height="1.066cm" svg:x="6.207cm" svg:y="6.207cm">
          <draw:text-box>
            <text:p>choice</text:p>
          </draw:text-box>
        </draw:frame>
        <draw:frame draw:style-name="gr2" draw:text-style-name="P2" draw:layer="layout" svg:width="3.175cm" svg:height="1.066cm" svg:x="6.08cm" svg:y="10.271cm">
          <draw:text-box>
            <text:p>pBoard</text:p>
          </draw:text-box>
        </draw:frame>
        <draw:line draw:style-name="gr6" draw:text-style-name="P4" draw:layer="layout" svg:x1="12.557cm" svg:y1="3.667cm" svg:x2="5.064cm" svg:y2="11.795cm">
          <text:p/>
        </draw:line>
        <draw:custom-shape draw:style-name="gr10" draw:text-style-name="P1" draw:layer="layout" svg:width="6.096cm" svg:height="1.112cm" svg:x="10.271cm" svg:y="11.064cm">
          <text:p text:style-name="P1">promptCoordinates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6" draw:text-style-name="P4" draw:layer="layout" svg:x1="13.446cm" svg:y1="11.033cm" svg:x2="13.573cm" svg:y2="7.35cm">
          <text:p/>
        </draw:line>
        <draw:custom-shape draw:style-name="gr9" draw:text-style-name="P1" draw:layer="layout" svg:width="4.826cm" svg:height="1.112cm" svg:x="18.907cm" svg:y="11.16cm">
          <text:p text:style-name="P1">computeValues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6" draw:text-style-name="P4" draw:layer="layout" svg:x1="13.954cm" svg:y1="3.54cm" svg:x2="13.827cm" svg:y2="6.08cm">
          <text:p/>
        </draw:line>
        <draw:frame draw:style-name="gr2" draw:text-style-name="P2" draw:layer="layout" svg:width="3.175cm" svg:height="1.066cm" svg:x="13.827cm" svg:y="4.379cm">
          <draw:text-box>
            <text:p>pBoard</text:p>
          </draw:text-box>
        </draw:frame>
        <draw:line draw:style-name="gr6" draw:text-style-name="P4" draw:layer="layout" svg:x1="14.208cm" svg:y1="11.033cm" svg:x2="20.558cm" svg:y2="5.191cm">
          <text:p/>
        </draw:line>
        <draw:line draw:style-name="gr6" draw:text-style-name="P4" draw:layer="layout" svg:x1="16.24cm" svg:y1="2.778cm" svg:x2="21.193cm" svg:y2="3.794cm">
          <text:p/>
        </draw:line>
        <draw:frame draw:style-name="gr2" draw:text-style-name="P2" draw:layer="layout" svg:width="3.175cm" svg:height="1.066cm" svg:x="17.383cm" svg:y="2.143cm">
          <draw:text-box>
            <text:p>pBoard</text:p>
          </draw:text-box>
        </draw:frame>
        <draw:line draw:style-name="gr6" draw:text-style-name="P4" draw:layer="layout" svg:x1="20.685cm" svg:y1="5.064cm" svg:x2="20.685cm" svg:y2="11.033cm">
          <text:p/>
        </draw:line>
        <draw:frame draw:style-name="gr11" draw:text-style-name="P2" draw:layer="layout" svg:width="3.175cm" svg:height="2.384cm" svg:x="18.272cm" svg:y="8.141cm">
          <draw:text-box>
            <text:p text:style-name="P5">X</text:p>
            <text:p>Y</text:p>
            <text:p>pBoard</text:p>
          </draw:text-box>
        </draw:frame>
        <draw:frame draw:style-name="gr12" draw:text-style-name="P6" draw:layer="layout" svg:width="0.925cm" svg:height="1.674cm" svg:x="13.954cm" svg:y="8.47cm">
          <draw:text-box>
            <text:p>X</text:p>
            <text:p>Y</text:p>
          </draw:text-box>
        </draw:frame>
        <draw:line draw:style-name="gr6" draw:text-style-name="P4" draw:layer="layout" svg:x1="23.352cm" svg:y1="11.16cm" svg:x2="23.352cm" svg:y2="5.191cm">
          <text:p/>
        </draw:line>
        <draw:frame draw:style-name="gr13" draw:text-style-name="P2" draw:layer="layout" svg:width="3.715cm" svg:height="1.193cm" svg:x="23.479cm" svg:y="7.681cm">
          <draw:text-box>
            <text:p>pPossibl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9:33:09.592034039</meta:creation-date>
    <dc:date>2018-03-23T18:44:32.657759166</dc:date>
    <meta:editing-duration>PT26M47S</meta:editing-duration>
    <meta:editing-cycles>5</meta:editing-cycles>
    <meta:generator>LibreOffice/6.0.2.1$Linux_X86_64 LibreOffice_project/00m0$Build-1</meta:generator>
    <meta:document-statistic meta:object-count="56"/>
  </office:meta>
</office:document-meta>
</file>